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cm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 style:master-page-name="">
      <style:paragraph-properties fo:margin-left="0cm" fo:margin-right="-0.037cm" fo:text-align="justify" style:justify-single-word="false" fo:text-indent="1.501cm" style:auto-text-indent="false" style:page-number="auto"/>
    </style:style>
    <style:style style:name="P7" style:family="paragraph" style:parent-style-name="Standard" style:master-page-name="">
      <style:paragraph-properties fo:margin-left="0cm" fo:margin-right="-0.037cm" fo:text-align="justify" style:justify-single-word="false" fo:text-indent="1.501cm" style:auto-text-indent="false" style:page-number="auto"/>
    </style:style>
    <style:style style:name="P8" style:family="paragraph" style:parent-style-name="Standard" style:master-page-name="">
      <style:paragraph-properties fo:margin-left="0cm" fo:margin-right="0cm" fo:text-align="justify" style:justify-single-word="false" fo:text-indent="1.501cm" style:auto-text-indent="false" style:page-number="auto"/>
    </style:style>
    <style:style style:name="P9" style:family="paragraph" style:parent-style-name="Standard" style:master-page-name="">
      <style:paragraph-properties fo:margin-left="0cm" fo:margin-right="0cm" fo:text-align="justify" style:justify-single-word="false" fo:text-indent="1.501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 style:master-page-name="">
      <style:paragraph-properties fo:margin-left="0cm" fo:margin-right="-0.019cm" fo:text-align="justify" style:justify-single-word="false" fo:text-indent="1.501cm" style:auto-text-indent="false" style:page-number="auto"/>
    </style:style>
    <style:style style:name="P11" style:family="paragraph" style:parent-style-name="Standard" style:master-page-name="">
      <style:paragraph-properties fo:margin-left="0cm" fo:margin-right="0.019cm" fo:text-align="justify" style:justify-single-word="false" fo:text-indent="1.501cm" style:auto-text-indent="false" style:page-number="auto"/>
    </style:style>
    <style:style style:name="P12" style:family="paragraph" style:parent-style-name="Standard">
      <style:paragraph-properties fo:margin-left="0cm" fo:margin-right="0.019cm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.019cm" fo:text-align="justify" style:justify-single-word="false" fo:text-indent="1.501cm" style:auto-text-indent="false" fo:break-before="pag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text-position="super 58%" style:font-name="Times New Roman" fo:font-size="14pt" style:font-size-asian="14pt" style:font-name-complex="Times New Roman" style:font-size-complex="14pt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style:font-name-complex="Times New Roman"/>
    </style:style>
    <style:style style:name="T7" style:family="text">
      <style:text-properties style:text-position="33%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Об изменении физико-механических свойств </text:span></text:p>
      <text:p text:style-name="P4"><text:span text:style-name="T1">ПКМ в условиях низких температур</text:span></text:p>
      <text:p text:style-name="P3"/>
      <text:p text:style-name="P5"/>
      <text:p text:style-name="P6"><text:span text:style-name="T1">Отмечено, что при воздействии низких</text:span> <text:span text:style-name="T1">температур (-50</text:span><text:span text:style-name="T4">0</text:span><text:span text:style-name="T1">С ÷ -150</text:span><text:span text:style-name="T4">0</text:span><text:span text:style-name="T1">С) прочностные свойства ПКМ остаются постоянными или возрастают. Данные, полученные при </text:span><text:span text:style-name="T2">t</text:span><text:span text:style-name="T1"> = -132</text:span><text:span text:style-name="T4">0</text:span><text:span text:style-name="T1">С, показывают, что прочностные свойства ПКМ увеличиваются в некоторых случаях на 175%. У образцов с надрезами при </text:span><text:span text:style-name="T2">t</text:span><text:span text:style-name="T1"> = -132</text:span><text:span text:style-name="T4">0</text:span><text:span text:style-name="T1">С концентрация напряжения ниже, чем у таких же образцов при комнатной температуре.</text:span></text:p>
      <text:p text:style-name="P6"><text:span text:style-name="T1">Армированные пластики хорошо переносят резкое колебание температур. (например, испытываемые образцы подвергались 20 циклам выдержки попеременно при -146</text:span><text:span text:style-name="T4">0</text:span><text:span text:style-name="T1">С в течение 1,5 часа с последующей 1,5 часовой выдержкой при комнатной температуре). При этом не наблюдалось ни трещин, ни расслоений.</text:span></text:p>
      <text:p text:style-name="P8"><text:span text:style-name="T1">Замечено, что в условиях глубокого холода не проявляется статическая усталость, т.е снижение прочности во времени под действием статической нагрузки.</text:span></text:p>
      <text:p text:style-name="P10"><text:span text:style-name="T1">Имеющиеся данные об усталости (10</text:span><text:span text:style-name="T4">4</text:span><text:span text:style-name="T1"> ÷ 10</text:span><text:span text:style-name="T4">7</text:span><text:span text:style-name="T1">) ПКМ при растяжении свидетельствуют о том, что усталостная прочность при -200</text:span><text:span text:style-name="T4">0</text:span><text:span text:style-name="T1">С почти на 50% выше прочности при 25</text:span><text:span text:style-name="T4">0</text:span><text:span text:style-name="T1">С независимо от природы связующего.</text:span></text:p>
      <text:p text:style-name="P9">Важно отметить, что интенсивное возрастание прочности ПКМ с понижением <text:s/>температуры не сопровождается <text:s/>заметным изменением <text:s/>упругости. Показатели упругих свойств ПКМ изменяются всего лишь на 5-10%.</text:p>
      <text:p text:style-name="P11"><text:span text:style-name="T1">Для хаотически армированных ПКМ понижение температуры до -60</text:span><text:span text:style-name="T4">0</text:span><text:span text:style-name="T1">С вызывает заметное увеличение предела прочности и модуля упругости при растяжении, а также предела прочности при срезе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3"><text:span text:style-name="T6"/></text:p>
      <text:p text:style-name="P1"><text:span text:style-name="T6"><text:tab/></text:span><text:span text:style-name="T6">ПКМ</text:span><text:span text:style-name="T6"> обладает многими ценными свойствами. Ниже перечислены некоторые из них: </text:span></text:p>
      <text:p text:style-name="P1"><text:span text:style-name="T6">- Малый вес. Удельный вес ПКМ приблизительно не менее 1,8.</text:span></text:p>
      <text:p text:style-name="P1">- Диэлектрические свойства. <text:span text:style-name="T3">ПКМ</text:span> являются прекрасными электроизоляционными материалам при использовании как переменного, так и постоянного тока.</text:p>
      <text:p text:style-name="P1">- Высокая коррозионная стойкость. </text:p>
      <text:p text:style-name="P1"><text:span text:style-name="T3"><text:tab/>ПКМ</text:span> как диэлектрики совершенно не подвергаются электрохимической коррозии. Существует ряд полиэфирных смол (мы используем полиэфирную смолу при изготовлении крышки), позволяющие получить <text:span text:style-name="T3">ПКМ</text:span> стойкие к различным агрессивным средам. Полиэфирный <text:span text:style-name="T3">ПКМ</text:span> обладают теплопроводностью дерева, <text:s/>прочностью и долговечностью, биологической стойкостью, влагостойкостью и атмосферостойкостью полимеров, и имеет диапазон эксплуатации от -50<text:span text:style-name="T7">o</text:span>С до +130<text:span text:style-name="T7">o</text:span>С (в зависимости от задаваемых условий подбирается смола и материалы)</text:p>
      <text:p text:style-name="P1">- Хороший внешний вид. </text:p>
      <text:p text:style-name="P1"><text:tab/><text:span text:style-name="T3">ПКМ</text:span> при изготовлении хорошо окрашиваются в любой цвет и при использовании стойких красителей могут сохранять его неограниченно долго.</text:p>
      <text:p text:style-name="P1">- Высокие механические свойства. При своем небольшом удельном весе <text:span text:style-name="T3">ПКМ</text:span> обладает высокими физико-механическими характеристиками.</text:p>
      <text:p text:style-name="P1">- Теплоизоляционные свойства. <text:span text:style-name="T3">ПКМ</text:span> относится к материалам с низкой теплопроводностью.</text:p>
      <text:p text:style-name="P1"> 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4cm" fo:margin-bottom="2cm" fo:margin-left="2cm" fo:margin-right="1.2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8T10:07:51.50</meta:creation-date>
    <dc:date>2022-10-18T10:22:37.68</dc:date>
    <meta:editing-duration>PT14M44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18" meta:word-count="338" meta:character-count="2627"/>
  </office:meta>
</office:document-meta>
</file>